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justify" style:justify-single-word="false" fo:orphans="2" fo:widows="2"/>
      <style:text-properties fo:font-variant="normal" fo:text-transform="none" fo:color="#000000" style:font-name="serif" fo:font-size="12.75pt" fo:letter-spacing="normal" fo:font-style="normal" fo:font-weight="normal"/>
    </style:style>
    <style:style style:name="P2" style:family="paragraph" style:parent-style-name="Text_20_body" style:list-style-name="L3">
      <style:paragraph-properties fo:text-align="justify" style:justify-single-word="false" fo:orphans="2" fo:widows="2"/>
      <style:text-properties fo:font-variant="normal" fo:text-transform="none" fo:color="#000000" style:font-name="serif" fo:font-size="12.75pt" fo:letter-spacing="normal" fo:font-style="normal" fo:font-weight="normal"/>
    </style:style>
    <style:style style:name="P3" style:family="paragraph" style:parent-style-name="Text_20_body" style:list-style-name="L4">
      <style:paragraph-properties fo:text-align="justify" style:justify-single-word="false" fo:orphans="2" fo:widows="2"/>
      <style:text-properties fo:font-variant="normal" fo:text-transform="none" fo:color="#000000" style:font-name="serif" fo:font-size="12.75pt" fo:letter-spacing="normal" fo:font-style="normal" fo:font-weight="normal"/>
    </style:style>
    <style:style style:name="P4" style:family="paragraph" style:parent-style-name="Text_20_body" style:list-style-name="L5">
      <style:paragraph-properties fo:text-align="justify" style:justify-single-word="false" fo:orphans="2" fo:widows="2"/>
      <style:text-properties fo:font-variant="normal" fo:text-transform="none" fo:color="#000000" style:font-name="serif" fo:font-size="12.75pt" fo:letter-spacing="normal" fo:font-style="normal" fo:font-weight="normal"/>
    </style:style>
    <style:style style:name="P5" style:family="paragraph" style:parent-style-name="Text_20_body">
      <style:paragraph-properties fo:text-align="justify" style:justify-single-word="false" fo:orphans="2" fo:widows="2"/>
      <style:text-properties fo:font-variant="normal" fo:text-transform="none" fo:color="#000000" style:font-name="serif" fo:font-size="12.75pt" fo:letter-spacing="normal" fo:font-style="normal" fo:font-weight="normal" officeooo:rsid="001b7495" officeooo:paragraph-rsid="001b7495"/>
    </style:style>
    <style:style style:name="P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serif" fo:font-size="12.75pt" fo:letter-spacing="normal" fo:font-style="normal" fo:font-weight="normal"/>
    </style:style>
    <style:style style:name="P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serif" fo:font-size="12.75pt" fo:letter-spacing="normal" fo:font-style="normal" fo:font-weight="normal" officeooo:rsid="001b7495" officeooo:paragraph-rsid="001b7495"/>
    </style:style>
    <style:style style:name="P8"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serif" fo:font-size="21pt" fo:letter-spacing="normal" fo:font-style="normal" officeooo:rsid="001b7495" officeooo:paragraph-rsid="001b7495"/>
    </style:style>
    <style:style style:name="P9" style:family="paragraph" style:parent-style-name="Text_20_body">
      <style:paragraph-properties fo:margin-left="0cm" fo:margin-right="0cm" fo:text-align="justify" style:justify-single-word="false" fo:orphans="2" fo:widows="2" fo:text-indent="0cm" style:auto-text-indent="false"/>
    </style:style>
    <style:style style:name="P10" style:family="paragraph" style:parent-style-name="Text_20_body">
      <style:paragraph-properties fo:margin-left="0.265cm" fo:margin-right="0.265cm" fo:margin-top="0cm" fo:margin-bottom="0.265cm" loext:contextual-spacing="false" fo:text-align="justify" style:justify-single-word="false" fo:orphans="2" fo:widows="2" fo:text-indent="0cm" style:auto-text-indent="false"/>
    </style:style>
    <style:style style:name="P11" style:family="paragraph" style:parent-style-name="Quotations">
      <style:paragraph-properties fo:margin-left="0cm" fo:margin-right="0cm" fo:text-align="start" style:justify-single-word="false" fo:orphans="2" fo:widows="2" fo:text-indent="0cm" style:auto-text-indent="false"/>
      <style:text-properties fo:font-variant="normal" fo:text-transform="none" fo:color="#000000" style:font-name="serif" fo:font-size="12.75pt" fo:letter-spacing="normal" fo:font-style="normal" fo:font-weight="normal"/>
    </style:style>
    <style:style style:name="P12" style:family="paragraph" style:parent-style-name="List_20_Contents">
      <style:paragraph-properties fo:margin-top="0cm" fo:margin-bottom="0.499cm" loext:contextual-spacing="false" fo:text-align="justify" style:justify-single-word="false" fo:orphans="2" fo:widows="2"/>
      <style:text-properties fo:font-variant="normal" fo:text-transform="none" fo:color="#000000" style:font-name="serif" fo:font-size="12.75pt" fo:letter-spacing="normal" fo:font-style="normal" fo:font-weight="normal"/>
    </style:style>
    <style:style style:name="P13" style:family="paragraph" style:parent-style-name="List_20_Contents" style:list-style-name="L2">
      <style:paragraph-properties fo:margin-top="0cm" fo:margin-bottom="0.499cm" loext:contextual-spacing="false" fo:text-align="justify" style:justify-single-word="false" fo:orphans="2" fo:widows="2"/>
      <style:text-properties fo:font-variant="normal" fo:text-transform="none" fo:color="#000000" style:font-name="serif" fo:font-size="12.75pt" fo:letter-spacing="normal" fo:font-style="normal" fo:font-weight="normal"/>
    </style:style>
    <style:style style:name="P14" style:family="paragraph" style:parent-style-name="List_20_Contents">
      <style:paragraph-properties fo:margin-top="0cm" fo:margin-bottom="0.499cm" loext:contextual-spacing="false" fo:text-align="justify" style:justify-single-word="false" fo:orphans="2" fo:widows="2"/>
      <style:text-properties fo:font-variant="normal" fo:text-transform="none" fo:color="#000000" style:font-name="serif" fo:font-size="12.75pt" fo:letter-spacing="normal" fo:font-style="normal" fo:font-weight="normal" officeooo:paragraph-rsid="001b7495"/>
    </style:style>
    <style:style style:name="P15" style:family="paragraph" style:parent-style-name="List_20_Contents">
      <style:paragraph-properties fo:margin-top="0cm" fo:margin-bottom="0.499cm" loext:contextual-spacing="false" fo:text-align="justify" style:justify-single-word="false" fo:orphans="2" fo:widows="2"/>
      <style:text-properties fo:font-variant="normal" fo:text-transform="none" fo:color="#000000" style:font-name="serif" fo:font-size="12.75pt" fo:letter-spacing="normal" fo:font-style="normal" fo:font-weight="normal" officeooo:rsid="001b7495" officeooo:paragraph-rsid="001b7495"/>
    </style:style>
    <style:style style:name="P16"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000000" style:font-name="serif" fo:font-size="18pt" fo:letter-spacing="normal" fo:font-style="normal"/>
    </style:style>
    <style:style style:name="P17" style:family="paragraph" style:parent-style-name="Heading_20_1">
      <style:paragraph-properties fo:margin-left="0cm" fo:margin-right="0cm" fo:text-align="center" style:justify-single-word="false" fo:orphans="2" fo:widows="2" fo:text-indent="0cm" style:auto-text-indent="false"/>
      <style:text-properties fo:font-variant="normal" fo:text-transform="none" fo:color="#000000" style:font-name="serif" fo:font-size="21pt" fo:letter-spacing="normal" fo:font-style="normal" officeooo:paragraph-rsid="001b7495"/>
    </style:style>
    <style:style style:name="P18" style:family="paragraph" style:parent-style-name="List_20_Heading">
      <style:paragraph-properties fo:margin-left="0cm" fo:margin-right="0cm" fo:margin-top="0cm" fo:margin-bottom="0.499cm" loext:contextual-spacing="false" fo:text-align="justify" style:justify-single-word="false" fo:orphans="2" fo:widows="2" fo:text-indent="0cm" style:auto-text-indent="false"/>
      <style:text-properties fo:font-variant="normal" fo:text-transform="none" fo:color="#000000" style:font-name="serif" fo:font-size="12.75pt" fo:letter-spacing="normal" fo:font-style="normal" fo:font-weight="bold"/>
    </style:style>
    <style:style style:name="P19" style:family="paragraph" style:parent-style-name="List_20_Heading">
      <style:paragraph-properties fo:margin-top="0cm" fo:margin-bottom="0.499cm" loext:contextual-spacing="false" fo:text-align="justify" style:justify-single-word="false" fo:orphans="2" fo:widows="2"/>
      <style:text-properties fo:font-variant="normal" fo:text-transform="none" fo:color="#000000" style:font-name="serif" fo:font-size="12.75pt" fo:letter-spacing="normal" fo:font-style="normal" fo:font-weight="bold"/>
    </style:style>
    <style:style style:name="P20" style:family="paragraph" style:parent-style-name="Heading_20_3">
      <style:paragraph-properties fo:margin-left="0cm" fo:margin-right="0cm" fo:text-align="start" style:justify-single-word="false" fo:orphans="2" fo:widows="2" fo:text-indent="0cm" style:auto-text-indent="false"/>
      <style:text-properties fo:font-variant="normal" fo:text-transform="none" fo:color="#000000" style:font-name="serif" fo:font-size="15.75pt" fo:letter-spacing="normal" fo:font-style="normal"/>
    </style:style>
    <style:style style:name="T1" style:family="text">
      <style:text-properties fo:font-variant="normal" fo:text-transform="none" fo:color="#000000" style:font-name="serif" fo:font-size="12.75pt" fo:letter-spacing="normal" fo:font-style="normal" fo:font-weight="normal"/>
    </style:style>
    <style:style style:name="T2" style:family="text">
      <style:text-properties fo:font-variant="normal" fo:text-transform="none" fo:color="#000000" style:font-name="serif" fo:font-size="12.75pt" fo:letter-spacing="normal" fo:font-style="normal" fo:font-weight="normal" fo:background-color="#fefd80" loext:char-shading-value="0" loext:padding="0.049cm" loext:border="22.51pt solid #fefd80"/>
    </style:style>
    <style:style style:name="T3" style:family="text">
      <style:text-properties officeooo:rsid="001b7495"/>
    </style:style>
    <style:style style:name="T4" style:family="text">
      <style:text-properties style:text-position="super 58%"/>
    </style:style>
    <style:style style:name="T5" style:family="text">
      <style:text-properties style:text-position="super 58%" officeooo:rsid="001b7495"/>
    </style:style>
    <style:style style:name="T6" style:family="text">
      <style:text-properties style:text-position="0% 100%"/>
    </style:style>
    <style:style style:name="T7" style:family="text">
      <style:text-properties fo:font-weight="bold" style:font-weight-asian="bold" style:font-weight-complex="bold"/>
    </style:style>
    <style:style style:name="T8" style:family="text">
      <style:text-properties style:font-weight-asian="normal" style:font-weight-complex="normal"/>
    </style:style>
    <style:style style:name="T9" style:family="text">
      <style:text-properties officeooo:rsid="001d0672"/>
    </style:style>
    <text:list-style style:name="L1">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text:bookmark text:name="mozilla-public-license-version-2.0"/><text:span text:style-name="T3">Gpstat!/DailyMeasure License</text:span></text:h>
      <text:h text:style-name="P17" text:outline-level="1"><text:span text:style-name="T3">for coHealth</text:span></text:h>
      <text:h text:style-name="P17" text:outline-level="1"><text:span text:style-name="T3">Granted by David Fong</text:span><text:line-break/></text:h>
      <text:p text:style-name="P8">9<text:span text:style-name="T4">th</text:span> February 2020</text:p>
      <text:p text:style-name="P8"/>
      <text:h text:style-name="P16" text:outline-level="2"><text:bookmark text:name="definitions"/>1. Definitions</text:h>
      <text:p text:style-name="P18">1.1. “Contributor”</text:p>
      <text:p text:style-name="P12">means each individual or legal entity that creates, contributes to the creation of, or owns Covered Software.</text:p>
      <text:p text:style-name="P15">The sole contributor, as of 9<text:span text:style-name="T4">th</text:span> February 2020, is David Fong.</text:p>
      <text:p text:style-name="P19">1.2. “Contributor Version”</text:p>
      <text:p text:style-name="P12">means the combination of the Contributions of others (if any) used by a Contributor and that particular Contributor’s Contribution.</text:p>
      <text:p text:style-name="P19">1.3. “Contribution”</text:p>
      <text:p text:style-name="P12">means Covered Software of a particular Contributor.</text:p>
      <text:p text:style-name="P19">1.4. “Covered Software”</text:p>
      <text:p text:style-name="P12">means Source Code Form which the initial Contributor <text:span text:style-name="T3">created</text:span>, the Executable Form of such Source Code Form, and Modifications of such Source Code Form, in each case including portions thereof.</text:p>
      <text:p text:style-name="P14"><text:span text:style-name="T3">The Covered Software consists of elements of the GPstat!/DailyMeasure software suite. As of 9</text:span><text:span text:style-name="T5">th</text:span><text:span text:style-name="T3"> February 2020, the Covered Software consists of ‘dMeasure’, ‘DailyMeasure/GPstat!’, ‘dMeasureCDM’ and ‘dMeasureBillings’.</text:span></text:p>
      <text:p text:style-name="P19">1.<text:span text:style-name="T3">5</text:span>. “Executable Form”</text:p>
      <text:p text:style-name="P12">means any form of the work other than Source Code Form.</text:p>
      <text:p text:style-name="P19">1.<text:span text:style-name="T3">6</text:span>. “Larger Work”</text:p>
      <text:p text:style-name="P12"><text:soft-page-break/>means a work that combines Covered Software with other material, in a separate file or files, that is not Covered Software.</text:p>
      <text:p text:style-name="P19">1.<text:span text:style-name="T3">7</text:span>. “License”</text:p>
      <text:p text:style-name="P12">means this document.</text:p>
      <text:p text:style-name="P19">1.<text:span text:style-name="T3">8</text:span>. “Licensable”</text:p>
      <text:p text:style-name="P12">means having the right to grant, to the maximum extent possible, whether at the time of the initial grant or subsequently, any and all of the rights conveyed by this License.</text:p>
      <text:p text:style-name="P19">1.<text:span text:style-name="T3">9</text:span>. “Modifications”</text:p>
      <text:p text:style-name="P12">means any of the following:</text:p>
      <text:list xml:id="list2002808412" text:style-name="L2">
        <text:list-item>
          <text:p text:style-name="P13">any file in Source Code Form that results from an addition to, deletion from, or modification of the contents of Covered Software; or</text:p>
        </text:list-item>
        <text:list-item>
          <text:p text:style-name="P13">any new file in Source Code Form that contains any Covered Software.</text:p>
        </text:list-item>
      </text:list>
      <text:p text:style-name="P19">1.1<text:span text:style-name="T3">0</text:span>. “Patent Claims” of a Contributor</text:p>
      <text:p text:style-name="P12">means any patent claim(s), including without limitation, method, process, and apparatus claims, in any patent Licensable by such Contributor that would be infringed, but for the grant of the License, by the making, using, selling, offering for sale, having made, import, or transfer of either its Contributions or its Contributor Version.</text:p>
      <text:p text:style-name="P19">1.1<text:span text:style-name="T3">1</text:span>. “Source Code Form”</text:p>
      <text:p text:style-name="P12">means the form of the work preferred for making modifications.</text:p>
      <text:p text:style-name="P19">1.1<text:span text:style-name="T3">2</text:span>. “You” (or “Your”)</text:p>
      <text:p text:style-name="P12">means an individual or a legal entity exercising rights under this License. For legal entities, “You” includes any entity that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p text:style-name="P15">In this license, ‘You’ refers to cohealth.</text:p>
      <text:h text:style-name="P16" text:outline-level="2"><text:bookmark text:name="license-grants-and-conditions"/>2. License Grants and Conditions</text:h>
      <text:h text:style-name="P20" text:outline-level="3"><text:bookmark text:name="grants"/>2.1. Grants</text:h>
      <text:p text:style-name="P6">Each Contributor hereby grants You a royalty-free, non-exclusive license:</text:p>
      <text:list xml:id="list155420764" text:style-name="L3">
        <text:list-item>
          <text:p text:style-name="P2"><text:soft-page-break/>under intellectual property rights (other than patent or trademark) Licensable by such Contributor to use, reproduce, make available, modify, display, perform, distribute, and otherwise exploit its Contributions <text:span text:style-name="T3">within cohealth</text:span>, either on an unmodified basis, with Modifications, or as part of a Larger Work; and</text:p>
        </text:list-item>
        <text:list-item>
          <text:p text:style-name="P2">under Patent Claims of such Contributor to make, use, have made, import, and otherwise transfer either its Contributions or its Contributor Version <text:span text:style-name="T3">within cohealth</text:span>.</text:p>
        </text:list-item>
      </text:list>
      <text:p text:style-name="P1"/>
      <text:p text:style-name="P5">This license applies within cohealth alone. This license <text:span text:style-name="T7">does not</text:span><text:span text:style-name="T8"> allow use, reproduction, making available, distribution or exploitation to or by parties outside cohealth.</text:span></text:p>
      <text:p text:style-name="P5"><text:span text:style-name="T8">This license </text:span><text:span text:style-name="T7">does not</text:span><text:span text:style-name="T8"> grant permission to sell, or offer for sale, Contributions or Contributor Version. </text:span></text:p>
      <text:h text:style-name="P20" text:outline-level="3"><text:bookmark text:name="effective-date"/>2.2. Effective Date <text:span text:style-name="T3">and Termination Date</text:span></text:h>
      <text:p text:style-name="P6">The licenses granted in Section 2.1 with respect to any Contribution become effective for each Contribution on the date the Contributor first distributes such Contribution <text:span text:style-name="T3">to cohealth</text:span>.</text:p>
      <text:p text:style-name="P6"/>
      <text:p text:style-name="P7">The licenses granted in Section 2.1 with respect to any Contribution <text:span text:style-name="T9">or Contributor Version </text:span>terminate<text:span text:style-name="T9">s</text:span> for each Contribution <text:span text:style-name="T9">(and derived Contributor Versions)</text:span> two years after the Contributor first distributes such Contribution to cohealth.</text:p>
      <text:h text:style-name="P20" text:outline-level="3"><text:bookmark text:name="limitations-on-grant-scope"/>2.3. Limitations on Grant Scope</text:h>
      <text:p text:style-name="P6">The licenses granted in this Section 2 are the only rights granted under this License. No additional rights or licenses will be implied from the distribution or licensing of Covered Software under this License. Notwithstanding Section 2.1(b) above, no patent license is granted by a Contributor:</text:p>
      <text:list xml:id="list691333448" text:style-name="L4">
        <text:list-item>
          <text:p text:style-name="P3">for any code that a Contributor has removed from Covered Software; or</text:p>
        </text:list-item>
        <text:list-item>
          <text:p text:style-name="P3">for infringements caused by: (i) Your and any other third party’s modifications of Covered Software, or (ii) the combination of its Contributions with other software (except as part of its Contributor Version); or</text:p>
        </text:list-item>
        <text:list-item>
          <text:p text:style-name="P3">under Patent Claims infringed by Covered Software in the absence of its Contributions.</text:p>
        </text:list-item>
      </text:list>
      <text:p text:style-name="P6">This License does not grant any rights in the trademarks, service marks, or logos of any Contributor (except as may be necessary to comply with the notice requirements in Section 3.4).</text:p>
      <text:h text:style-name="P20" text:outline-level="3"><text:bookmark text:name="subsequent-licenses"/>2.4. Subsequent Licenses</text:h>
      <text:p text:style-name="P6">No Contributor makes additional grants as a result of Your choice to distribute the Covered Software.</text:p>
      <text:p text:style-name="P6"><text:soft-page-break/></text:p>
      <text:p text:style-name="P7">This license is <text:span text:style-name="T7">not</text:span><text:span text:style-name="T8"> the Mozilla Public License 2.0, and hence permission granted by subsequent versions of the Mozilla Public License do not apply to this license.</text:span></text:p>
      <text:h text:style-name="P20" text:outline-level="3"><text:bookmark text:name="representation"/>2.5. Representation</text:h>
      <text:p text:style-name="P6">Each Contributor represents that the Contributor believes its Contributions are its original creation(s) or it has sufficient rights to grant the rights to its Contributions conveyed by this License.</text:p>
      <text:h text:style-name="P20" text:outline-level="3"><text:bookmark text:name="fair-use"/>2.6. Fair Use</text:h>
      <text:p text:style-name="P6">This License is not intended to limit any rights You have under applicable copyright doctrines of fair use, fair dealing, or other equivalents.</text:p>
      <text:h text:style-name="P20" text:outline-level="3"><text:bookmark text:name="conditions"/>2.7. Conditions</text:h>
      <text:p text:style-name="P6">Sections 3.1, 3.2, 3.3, and 3.4 are conditions of the licenses granted in Section 2.1.</text:p>
      <text:h text:style-name="P16" text:outline-level="2"><text:bookmark text:name="responsibilities"/>3. Responsibilities</text:h>
      <text:h text:style-name="P20" text:outline-level="3"><text:bookmark text:name="distribution-of-source-form"/>3.1. Distribution of Source Form</text:h>
      <text:p text:style-name="P6">All distribution of Covered Software in Source Code Form <text:span text:style-name="T3">within cohealth</text:span>, including any Modifications that You create or to which You contribute, must be under the terms of this License. You must inform recipients that the Source Code Form of the Covered Software is governed by the terms of this License, and how they can obtain a copy of this License. You may not attempt to alter or restrict the recipients’ rights in the Source Code Form.</text:p>
      <text:p text:style-name="P6"/>
      <text:p text:style-name="P7">The license to distribute Covered Software in Source Code Form only permits distribution within cohealth. The license does <text:span text:style-name="T7">not</text:span><text:span text:style-name="T8"> grant permission to distribute Covered Software in Source Code form to parties outside cohealth.</text:span></text:p>
      <text:h text:style-name="P20" text:outline-level="3"><text:bookmark text:name="distribution-of-executable-form"/>3.2. Distribution of Executable Form</text:h>
      <text:p text:style-name="P6">If You distribute Covered Software in Executable Form <text:span text:style-name="T3">within cohealth </text:span>then:</text:p>
      <text:list xml:id="list819261435" text:style-name="L5">
        <text:list-item>
          <text:p text:style-name="P4">such Covered Software must also be made available in Source Code Form, as described in Section 3.1, and You must inform recipients of the Executable Form how they can obtain a copy of such Source Code Form by reasonable means in a timely manner, at a charge no more than the cost of distribution to the recipient; and</text:p>
        </text:list-item>
        <text:list-item>
          <text:p text:style-name="P4">You may distribute such Executable Form under the terms of this License, or sublicense it under different terms, provided that the license for the Executable Form does not attempt to limit or alter the recipients’ rights in the Source Code Form under this License.</text:p>
        </text:list-item>
      </text:list>
      <text:p text:style-name="P1"><text:soft-page-break/></text:p>
      <text:p text:style-name="P7">The license to distribute Covered Software in Executable Form only permits distribution within cohealth. The license does <text:span text:style-name="T7">not</text:span><text:span text:style-name="T8"> grant permission to distribute Covered Software in Executable form to parties outside cohealth.</text:span></text:p>
      <text:h text:style-name="P20" text:outline-level="3"><text:bookmark text:name="distribution-of-a-larger-work"/>3.3. Distribution of a Larger Work</text:h>
      <text:p text:style-name="P6">You may create and distribute a Larger Work <text:span text:style-name="T3">within cohealth </text:span>under terms of Your choice, provided that You also comply with the requirements of this License for the Covered Software.</text:p>
      <text:p text:style-name="P6"/>
      <text:p text:style-name="P7">The license to distribute a Larger Work only permits distribution within cohealth. The license does <text:span text:style-name="T7">not</text:span><text:span text:style-name="T8"> grant permission to distribute a Larger Work to parties outside cohealth.</text:span></text:p>
      <text:h text:style-name="P20" text:outline-level="3"><text:bookmark text:name="notices"/>3.4. Notices</text:h>
      <text:p text:style-name="P6">You may not remove or alter the substance of any license notices (including copyright notices, patent notices, disclaimers of warranty, or limitations of liability) contained within the Source Code Form of the Covered Software, except that You may alter any license notices to the extent required to remedy known factual inaccuracies.</text:p>
      <text:h text:style-name="P20" text:outline-level="3"><text:bookmark text:name="application-of-additional-terms"/>3.5. Application of Additional Terms</text:h>
      <text:p text:style-name="P6">You may choose to offer, and to charge a fee for, warranty, support, indemnity or liability obligations to one or more recipients of Covered Software. However, You may do so only on Your own behalf, and not on behalf of any Contributor. You must make it absolutely clear that any such warranty, support, indemnity, or liability obligation is offered by You alone, and You hereby agree to indemnify every Contributor for any liability incurred by such Contributor as a result of warranty, support, indemnity or liability terms You offer. You may include additional disclaimers of warranty and limitations of liability specific to any jurisdiction.</text:p>
      <text:h text:style-name="P16" text:outline-level="2"><text:bookmark text:name="inability-to-comply-due-to-statute-or-regulation"/>4. Inability to Comply Due to Statute or Regulation</text:h>
      <text:p text:style-name="P6">If it is impossible for You to comply with any of the terms of this License with respect to some or all of the Covered Software due to statute, judicial order, or regulation then You must: (a) comply with the terms of this License to the maximum extent possible; and (b) describe the limitations and the code they affect. Such description must be placed in a text file included with all distributions of the Covered Software under this License. Except to the extent prohibited by statute or regulation, such description must be sufficiently detailed for a recipient of ordinary skill to be able to understand it.</text:p>
      <text:h text:style-name="P16" text:outline-level="2"><text:bookmark text:name="termination"/>5. Termination</text:h>
      <text:p text:style-name="P6">5.1. The rights granted under this License will terminate automatically if You fail to comply with any of its terms. However, if You become compliant, then the rights granted under this <text:soft-page-break/>License from a particular Contributor are reinstated (a) provisionally, unless and until such Contributor explicitly and finally terminates Your grants, and (b) on an ongoing basis, if such Contributor fails to notify You of the non-compliance by some reasonable means prior to 60 days after You have come back into compliance. Moreover, Your grants from a particular Contributor are reinstated on an ongoing basis if such Contributor notifies You of the non-compliance by some reasonable means, this is the first time You have received notice of non-compliance with this License from such Contributor, and You become compliant prior to 30 days after Your receipt of the notice.</text:p>
      <text:p text:style-name="P6">5.2. If You initiate litigation against any entity by asserting a patent infringement claim (excluding declaratory judgment actions, counter-claims, and cross-claims) alleging that a Contributor Version directly or indirectly infringes any patent, then the rights granted to You by any and all Contributors for the Covered Software under Section 2.1 of this License shall terminate.</text:p>
      <text:p text:style-name="P6">5.3. In the event of termination under Sections 5.1 or 5.2 above, all end user license agreements (excluding distributors and resellers) which have been validly granted by You or Your distributors under this License prior to termination shall survive termination.</text:p>
      <text:h text:style-name="P16" text:outline-level="2"><text:bookmark text:name="disclaimer-of-warranty"/>6. Disclaimer of Warranty</text:h>
      <text:p text:style-name="P10"><text:span text:style-name="Emphasis"><text:span text:style-name="T2">Covered Software is provided under this License on an “as is” basis, without warranty of any kind, either expressed, implied, or statutory, including, without limitation, warranties that the Covered Software is free of defects, merchantable, fit for a particular purpose or non-infringing. The entire risk as to the quality and performance of the Covered Software is with You. Should any Covered Software </text:span></text:span><text:soft-page-break/><text:span text:style-name="Emphasis"><text:span text:style-name="T2">prove defective in any respect, You (not any Contributor) assume the cost of any necessary servicing, repair, or correction. This disclaimer of warranty constitutes an essential part of this License. No use of any Covered Software is authorized under this License except under this disclaimer.</text:span></text:span></text:p>
      <text:h text:style-name="P16" text:outline-level="2"><text:bookmark text:name="limitation-of-liability"/>7. Limitation of Liability</text:h>
      <text:p text:style-name="P10"><text:span text:style-name="Emphasis"><text:span text:style-name="T2">Under no circumstances and under no legal theory, whether tort (including negligence), contract, or otherwise, shall any Contributor, or anyone who distributes Covered Software as permitted above, be liable to You for any direct, indirect, special, incidental, or consequential damages of any character including, without limitation, damages for lost profits, loss of goodwill, work stoppage, </text:span></text:span><text:soft-page-break/><text:span text:style-name="Emphasis"><text:span text:style-name="T2">computer failure or malfunction, or any and all other commercial damages or losses, even if such party shall have been informed of the possibility of such damages. This limitation of liability shall not apply to liability for death or personal injury resulting from such party’s negligence to the extent applicable law prohibits such limitation. Some jurisdictions do not allow the exclusion or limitation of incidental or consequential damages, so this exclusion and limitation may not apply to You.</text:span></text:span></text:p>
      <text:h text:style-name="P16" text:outline-level="2"><text:bookmark text:name="litigation"/>8. Litigation</text:h>
      <text:p text:style-name="P6">Any litigation relating to this License may be brought only in the courts of a jurisdiction where the defendant maintains its principal place of business and such litigation shall be governed by laws of that jurisdiction, without reference to its conflict-of-law provisions. Nothing in this Section shall prevent a party’s ability to bring cross-claims or counter-claims.</text:p>
      <text:h text:style-name="P16" text:outline-level="2"><text:bookmark text:name="miscellaneous"/>9. Miscellaneous</text:h>
      <text:p text:style-name="P9"><text:span text:style-name="T1">This License represents the complete agreement concerning the subject matter hereof. If any provision of this License is held to be unenforceable, such provision shall be reformed only to the extent necessary to make it enforceable. Any law or regulation which provides that the </text:span><text:soft-page-break/><text:span text:style-name="T1">language of a contract shall be construed against the drafter shall not be used to construe this License against a Contribu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if" svg:font-family="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9T16:59:07.292000000</meta:creation-date>
    <dc:date>2020-02-09T17:35:47.191000000</dc:date>
    <meta:editing-duration>PT8M49S</meta:editing-duration>
    <meta:editing-cycles>1</meta:editing-cycles>
    <meta:document-statistic meta:table-count="0" meta:image-count="0" meta:object-count="0" meta:page-count="9" meta:paragraph-count="89" meta:word-count="2083" meta:character-count="13311" meta:non-whitespace-character-count="11324"/>
    <meta:generator>LibreOffice/6.1.2.1$Windows_X86_64 LibreOffice_project/65905a128db06ba48db947242809d14d3f9a93fe</meta:generator>
  </office:meta>
</office:document-meta>
</file>